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Roboto Mono" svg:font-family="'Roboto Mono', monospace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style:font-name="Monospace"/>
    </style:style>
    <style:style style:name="P2" style:family="paragraph" style:parent-style-name="Preformatted_20_Text">
      <style:text-properties style:font-name="Monospace" fo:font-size="10pt" style:font-size-asian="10pt" style:font-size-complex="10pt"/>
    </style:style>
    <style:style style:name="P3" style:family="paragraph" style:parent-style-name="Preformatted_20_Text">
      <style:text-properties style:font-name="Monospace" fo:font-size="10pt" officeooo:rsid="00032738" officeooo:paragraph-rsid="00025df1" style:font-size-asian="10pt" style:font-size-complex="10pt"/>
    </style:style>
    <style:style style:name="P4" style:family="paragraph" style:parent-style-name="Preformatted_20_Text">
      <style:text-properties style:font-name="Monospace" fo:font-size="10pt" officeooo:rsid="00107206" officeooo:paragraph-rsid="00107206" style:font-size-asian="10pt" style:font-size-complex="10pt"/>
    </style:style>
    <style:style style:name="P5" style:family="paragraph" style:parent-style-name="Preformatted_20_Text">
      <style:text-properties style:font-name="Monospace" fo:font-size="10pt" fo:font-weight="bold" officeooo:paragraph-rsid="0006ab96" style:font-size-asian="10pt" style:font-weight-asian="bold" style:font-size-complex="10pt" style:font-weight-complex="bold"/>
    </style:style>
    <style:style style:name="P6" style:family="paragraph" style:parent-style-name="Preformatted_20_Text">
      <style:text-properties style:font-name="Monospace" fo:font-size="9.75pt"/>
    </style:style>
    <style:style style:name="P7" style:family="paragraph" style:parent-style-name="Preformatted_20_Text">
      <style:text-properties style:font-name="Monospace" fo:font-size="16pt" fo:font-weight="bold" officeooo:rsid="00107206" officeooo:paragraph-rsid="00107206" style:font-size-asian="16pt" style:font-weight-asian="bold" style:font-size-complex="16pt" style:font-weight-complex="bold"/>
    </style:style>
    <style:style style:name="P8" style:family="paragraph" style:parent-style-name="Preformatted_20_Text">
      <style:paragraph-properties fo:margin-top="0cm" fo:margin-bottom="0.499cm" loext:contextual-spacing="false"/>
      <style:text-properties style:font-name="Monospace" fo:font-size="9.75pt"/>
    </style:style>
    <style:style style:name="P9" style:family="paragraph" style:parent-style-name="Preformatted_20_Text">
      <style:paragraph-properties fo:margin-left="2.501cm" fo:margin-right="0cm" fo:text-indent="0cm" style:auto-text-indent="false"/>
      <style:text-properties style:font-name="Monospace" fo:font-size="10pt" fo:font-weight="bold" style:font-size-asian="10pt" style:font-weight-asian="bold" style:font-size-complex="10pt" style:font-weight-complex="bold"/>
    </style:style>
    <style:style style:name="P10" style:family="paragraph" style:parent-style-name="Preformatted_20_Text">
      <style:paragraph-properties fo:margin-left="2.501cm" fo:margin-right="0cm" fo:text-indent="0cm" style:auto-text-indent="false"/>
      <style:text-properties style:font-name="Monospace" fo:font-size="10pt" fo:font-weight="bold" officeooo:rsid="00107206" officeooo:paragraph-rsid="00107206" style:font-size-asian="10pt" style:font-weight-asian="bold" style:font-size-complex="10pt" style:font-weight-complex="bold"/>
    </style:style>
    <style:style style:name="P11" style:family="paragraph" style:parent-style-name="Preformatted_20_Text">
      <style:paragraph-properties fo:margin-left="2.501cm" fo:margin-right="0cm" fo:text-indent="0cm" style:auto-text-indent="false"/>
      <style:text-properties style:font-name="Monospace" fo:font-size="10pt" style:font-size-asian="10pt" style:font-size-complex="10pt"/>
    </style:style>
    <style:style style:name="P12" style:family="paragraph" style:parent-style-name="Preformatted_20_Text">
      <style:paragraph-properties fo:margin-left="2.501cm" fo:margin-right="0cm" fo:text-indent="0cm" style:auto-text-indent="false"/>
      <style:text-properties style:font-name="Monospace" fo:font-size="10pt" officeooo:paragraph-rsid="00107206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0b4d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07206" style:font-weight-asian="bold" style:font-weight-complex="bold"/>
    </style:style>
    <style:style style:name="T5" style:family="text">
      <style:text-properties fo:font-weight="bold" officeooo:rsid="0014e44e" style:font-weight-asian="bold" style:font-weight-complex="bold"/>
    </style:style>
    <style:style style:name="T6" style:family="text">
      <style:text-properties officeooo:rsid="000c0b4d"/>
    </style:style>
    <style:style style:name="T7" style:family="text">
      <style:text-properties fo:color="#000000"/>
    </style:style>
    <style:style style:name="T8" style:family="text">
      <style:text-properties fo:color="#000000" fo:font-size="9.75pt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font-size="9.75pt"/>
    </style:style>
    <style:style style:name="T11" style:family="text">
      <style:text-properties officeooo:rsid="0011198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6">A</text:span>frica</text:p>
      <text:p text:style-name="P4"><text:span text:style-name="T1">1982 Toto.Ein Song mehr, der es fast nicht aufs Album geschafft hat. Steve hat gesagt, dass er nackt durch Hollywood rennt, wenn es ein Hit wird. </text:span></text:p>
      <text:p text:style-name="P3"/>
      <text:p text:style-name="P4"><text:span text:style-name="T3">Capo 2</text:span> hm – A <text:tab/><text:tab/><text:tab/><text:tab/><text:tab/><text:tab/><text:tab/><text:tab/><text:tab/><text:tab/><text:span text:style-name="T11">93bpm</text:span></text:p>
      <text:p text:style-name="P5"><text:span text:style-name="T2"/></text:p>
      <text:p text:style-name="P2"><text:s text:c="4"/><text:span text:style-name="T7">G</text:span> <text:s/><text:span text:style-name="T7">Bm</text:span> <text:s text:c="2"/><text:span text:style-name="T7">G</text:span> <text:s/><text:span text:style-name="T7">Bm</text:span> <text:s text:c="2"/><text:span text:style-name="T7">G</text:span> <text:s/><text:span text:style-name="T7">Bm</text:span> <text:s text:c="2"/><text:span text:style-name="T7">G</text:span> <text:s/><text:span text:style-name="T7">Bm</text:span></text:p>
      <text:p text:style-name="P2"/>
      <text:p text:style-name="P2"><text:span text:style-name="T7">A</text:span> <text:s text:c="15"/><text:span text:style-name="T7">C#m</text:span> <text:s text:c="4"/><text:span text:style-name="T7">F#m</text:span> </text:p>
      <text:p text:style-name="P2">I hear the drums echoing tonight</text:p>
      <text:p text:style-name="P2"><text:s text:c="4"/><text:span text:style-name="T7">F#m/E</text:span> <text:s text:c="5"/><text:span text:style-name="T7">G</text:span> <text:s text:c="15"/><text:span text:style-name="T7">Bm</text:span> <text:s text:c="6"/><text:span text:style-name="T7">F#m</text:span> <text:s/><text:span text:style-name="T7">G</text:span> <text:s/><text:span text:style-name="T7">Bm</text:span> </text:p>
      <text:p text:style-name="P2">She hears only whispers of some quiet conversation </text:p>
      <text:p text:style-name="P2"><text:span text:style-name="T7">A</text:span> <text:s text:c="11"/><text:span text:style-name="T7">C#m</text:span> <text:s text:c="14"/><text:span text:style-name="T7">F#m</text:span> </text:p>
      <text:p text:style-name="P2">She's coming in, twelve thirty flight</text:p>
      <text:p text:style-name="P2"><text:s text:c="9"/><text:span text:style-name="T7">F#m/E</text:span> <text:s text:c="3"/><text:span text:style-name="T7">G</text:span> <text:s text:c="21"/><text:span text:style-name="T7">Bm</text:span> <text:s text:c="14"/><text:span text:style-name="T7">F#m</text:span> <text:s/><text:span text:style-name="T7">G</text:span> <text:span text:style-name="T7">Bm</text:span> </text:p>
      <text:p text:style-name="P2">The moonlit wings reflect the stars that guide me towards salvation</text:p>
      <text:p text:style-name="P2"><text:span text:style-name="T7">A</text:span> <text:s text:c="11"/><text:span text:style-name="T7">C#m</text:span> <text:s text:c="14"/><text:span text:style-name="T7">F#m</text:span> </text:p>
      <text:p text:style-name="P2">I stopped an old man along the way</text:p>
      <text:p text:style-name="P2"><text:s text:c="7"/><text:span text:style-name="T7">F#m/E</text:span> <text:s text:c="7"/><text:span text:style-name="T7">G</text:span> <text:s text:c="12"/><text:span text:style-name="T7">Bm</text:span> <text:s text:c="14"/><text:span text:style-name="T7">F#m</text:span> <text:span text:style-name="T7">G</text:span> <text:s text:c="2"/><text:span text:style-name="T7">Bm</text:span> </text:p>
      <text:p text:style-name="P2">Hoping to find some old forgotten words or ancient melodies </text:p>
      <text:p text:style-name="P2"><text:span text:style-name="T7">A</text:span> <text:s text:c="11"/><text:span text:style-name="T7">C#m</text:span> <text:s text:c="8"/><text:span text:style-name="T7">F#m</text:span> </text:p>
      <text:p text:style-name="P2">He turned to me as if to say</text:p>
      <text:p text:style-name="P2"><text:span text:style-name="T7">F#m/E</text:span> <text:s text:c="10"/><text:span text:style-name="T7">G</text:span> <text:s text:c="17"/><text:span text:style-name="T7">Bm</text:span> </text:p>
      <text:p text:style-name="P2">Hurry boy, it's waiting there for you</text:p>
      <text:p text:style-name="P2"/>
      <text:p text:style-name="P2"/>
      <text:p text:style-name="P9"><text:span text:style-name="T7">Em</text:span> <text:s text:c="15"/><text:span text:style-name="T7">C</text:span> <text:s text:c="13"/><text:span text:style-name="T7">G</text:span> <text:s text:c="8"/><text:span text:style-name="T7">D</text:span> </text:p>
      <text:p text:style-name="P9">It's gonna take a lot to drag me away from you</text:p>
      <text:p text:style-name="P9"><text:span text:style-name="T7">Em</text:span> <text:s text:c="20"/><text:span text:style-name="T7">C</text:span> <text:s text:c="13"/><text:span text:style-name="T7">G</text:span> <text:s text:c="14"/><text:span text:style-name="T7">D</text:span> </text:p>
      <text:p text:style-name="P9">There's nothing that a hundred men or more could ever do</text:p>
      <text:p text:style-name="P9"><text:span text:style-name="T7">Em</text:span> <text:s text:c="9"/><text:span text:style-name="T7">C</text:span> <text:s text:c="9"/><text:span text:style-name="T7">G</text:span> <text:s text:c="5"/><text:span text:style-name="T7">D</text:span> </text:p>
      <text:p text:style-name="P9">I bless the rains down in Africa</text:p>
      <text:p text:style-name="P9"><text:span text:style-name="T7">Em</text:span> <text:s text:c="13"/><text:span text:style-name="T7">C</text:span> <text:s text:c="13"/><text:span text:style-name="T7">G</text:span> </text:p>
      <text:p text:style-name="P9">Gonna take some time to do the things we never</text:p>
      <text:p text:style-name="P9"><text:span text:style-name="T7">Bm</text:span> <text:s text:c="4"/><text:span text:style-name="T7">D</text:span> <text:s text:c="3"/><text:span text:style-name="T7">Em</text:span> <text:s text:c="4"/><text:span text:style-name="T7">D</text:span> <text:s text:c="2"/><text:span text:style-name="T7">G</text:span> <text:s text:c="5"/><text:span text:style-name="T7">Bm</text:span> </text:p>
      <text:p text:style-name="P9">Had</text:p>
      <text:p text:style-name="P2"/>
      <text:p text:style-name="P11"><text:span text:style-name="T9">G</text:span><text:span text:style-name="T3"> <text:s/></text:span><text:span text:style-name="T9">Bm</text:span><text:span text:style-name="T3"> <text:s text:c="2"/></text:span><text:span text:style-name="T9">G</text:span><text:span text:style-name="T3"> <text:s/></text:span><text:span text:style-name="T9">Bm</text:span><text:span text:style-name="T3"> <text:s text:c="2"/></text:span><text:span text:style-name="T9">G</text:span><text:span text:style-name="T3"> <text:s/></text:span><text:span text:style-name="T9">Bm</text:span><text:span text:style-name="T3"> <text:s text:c="2"/></text:span><text:span text:style-name="T9">G</text:span><text:span text:style-name="T3"> <text:s/></text:span><text:span text:style-name="T9">Bm</text:span> </text:p>
      <text:p text:style-name="P2"/>
      <text:p text:style-name="P2"><text:span text:style-name="T7">A</text:span> <text:s text:c="12"/><text:span text:style-name="T7">C#m</text:span> <text:s text:c="11"/><text:span text:style-name="T7">F#m</text:span> </text:p>
      <text:p text:style-name="P2">The wild dogs cry out in the night</text:p>
      <text:p text:style-name="P2"><text:s text:c="3"/><text:span text:style-name="T7">F#m/E</text:span> <text:s text:c="13"/><text:span text:style-name="T7">G</text:span> <text:s text:c="15"/><text:span text:style-name="T7">Bm</text:span> <text:s text:c="6"/><text:span text:style-name="T7">F#m</text:span> <text:span text:style-name="T7">G</text:span> <text:s text:c="2"/><text:span text:style-name="T7">Bm</text:span> </text:p>
      <text:p text:style-name="P2">As they grow restless longing for some solitary company</text:p>
      <text:p text:style-name="P2"><text:span text:style-name="T7">A</text:span> <text:s text:c="10"/><text:span text:style-name="T7">C#m</text:span> <text:s text:c="13"/><text:span text:style-name="T7">F#m</text:span> </text:p>
      <text:p text:style-name="P2">I know that I must do what's right</text:p>
      <text:p text:style-name="P2"><text:s text:c="11"/><text:span text:style-name="T7">F#m/E</text:span> <text:s text:c="6"/><text:span text:style-name="T7">G</text:span> <text:s text:c="10"/><text:span text:style-name="T7">Bm</text:span> <text:s text:c="14"/><text:span text:style-name="T7">F#m</text:span> <text:span text:style-name="T7">G</text:span> <text:s text:c="2"/><text:span text:style-name="T7">Bm</text:span> </text:p>
      <text:p text:style-name="P2">As sure as Kilimanjaro rises like Olympus above the Serengeti</text:p>
      <text:p text:style-name="P2"><text:span text:style-name="T7">A</text:span> <text:s text:c="8"/><text:span text:style-name="T7">C#m</text:span> <text:s text:c="15"/><text:span text:style-name="T7">F#m</text:span> </text:p>
      <text:p text:style-name="P2">I seek to cure what's deep inside...</text:p>
      <text:p text:style-name="P2"><text:span text:style-name="T7">F#m/E</text:span> <text:s text:c="13"/><text:span text:style-name="T7">G</text:span> <text:s text:c="14"/><text:span text:style-name="T7">Bm</text:span> </text:p>
      <text:p text:style-name="P2">Frightened of this thing that I've become </text:p>
      <text:p text:style-name="P2"/>
      <text:p text:style-name="P2"/>
      <text:p text:style-name="P10">Chorus</text:p>
      <text:p text:style-name="P2"/>
      <text:p text:style-name="P2"><text:span text:style-name="T7">A</text:span> <text:s text:c="2"/><text:span text:style-name="T7">C#m</text:span> <text:s text:c="2"/><text:span text:style-name="T7">F#m</text:span> <text:s text:c="2"/><text:span text:style-name="T7">A</text:span> <text:s text:c="2"/><text:span text:style-name="T7">G</text:span> <text:s text:c="2"/><text:span text:style-name="T7">Bm</text:span> <text:s text:c="2"/><text:span text:style-name="T7">F#m</text:span> <text:s text:c="3"/><text:span text:style-name="T7">G</text:span> <text:s text:c="2"/><text:span text:style-name="T7">Bm</text:span></text:p>
      <text:p text:style-name="P2"><text:span text:style-name="T7">A</text:span> <text:s/><text:span text:style-name="T7">C#m</text:span> <text:s/><text:span text:style-name="T7">F#m</text:span> <text:s/><text:span text:style-name="T7">F#m/E</text:span> <text:s text:c="10"/><text:span text:style-name="T7">G</text:span> <text:s text:c="16"/><text:span text:style-name="T7">Bm</text:span></text:p>
      <text:p text:style-name="P2"><text:s text:c="12"/>Hurry boy, she's waiting there for you </text:p>
      <text:p text:style-name="P2"/>
      <text:p text:style-name="P12"><text:span text:style-name="T4">Long Chorus </text:span><text:span text:style-name="T5">(4x I bless the rain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Roboto Mono" svg:font-family="'Roboto Mono', monospace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utzer </meta:initial-creator>
    <meta:creation-date>2014-05-11T17:16:12</meta:creation-date>
    <dc:date>2018-08-11T17:33:25.700556211</dc:date>
    <dc:creator>benutzer </dc:creator>
    <meta:editing-duration>PT2H24M40S</meta:editing-duration>
    <meta:editing-cycles>13</meta:editing-cycles>
    <meta:generator>LibreOffice/5.1.6.2$Linux_X86_64 LibreOffice_project/10m0$Build-2</meta:generator>
    <meta:printed-by>benutzer </meta:printed-by>
    <meta:print-date>2018-08-11T17:18:01.383760805</meta:print-date>
    <meta:document-statistic meta:table-count="0" meta:image-count="0" meta:object-count="0" meta:page-count="1" meta:paragraph-count="48" meta:word-count="309" meta:character-count="2023" meta:non-whitespace-character-count="1079"/>
  </office:meta>
</office:document-meta>
</file>